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.731cm" svg:y1="11.848cm" svg:x2="14.208cm" svg:y2="17.319cm" draw:start-shape="id1" draw:start-glue-point="1" draw:end-shape="id2" svg:d="m7731 11848 6477 5471" svg:viewBox="0 0 6478 5472">
          <text:p/>
        </draw:connector>
        <draw:custom-shape draw:style-name="gr2" draw:text-style-name="P1" xml:id="id5" draw:id="id5" draw:layer="layout" svg:width="3.175cm" svg:height="1.397cm" svg:x="10.017cm" svg:y="11.15cm">
          <text:p text:style-name="P1">Reposo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175cm" svg:height="1.397cm" svg:x="4.556cm" svg:y="11.15cm">
          <text:p text:style-name="P1">Camina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175cm" svg:height="1.397cm" svg:x="4.516cm" svg:y="13.649cm">
          <text:p text:style-name="P1">Corr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175cm" svg:height="1.397cm" svg:x="10.015cm" svg:y="13.648cm">
          <text:p text:style-name="P1">Frena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175cm" svg:height="1.397cm" svg:x="4.515cm" svg:y="16.748cm">
          <text:p text:style-name="P1"><text:span text:style-name="T1">Frena + gir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175cm" svg:height="1.397cm" svg:x="10.014cm" svg:y="16.747cm">
          <text:p text:style-name="P1"><text:span text:style-name="T1">Salto larg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175cm" svg:height="1.397cm" svg:x="14.208cm" svg:y="16.621cm">
          <text:p text:style-name="P1"><text:span text:style-name="T1">Salto cort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3.175cm" svg:height="1.397cm" svg:x="18.907cm" svg:y="9.128cm">
          <text:p text:style-name="P1"><text:span text:style-name="T1">Salto vertica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3" draw:id="id23" draw:layer="layout" svg:width="3.175cm" svg:height="1.397cm" svg:x="19.161cm" svg:y="13.573cm">
          <text:p text:style-name="P1"><text:span text:style-name="T1">Acciona </text:span></text:p>
          <text:p text:style-name="P1"><text:span text:style-name="T1">palan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2" draw:id="id22" draw:layer="layout" svg:width="3.175cm" svg:height="1.397cm" svg:x="18.907cm" svg:y="11.541cm">
          <text:p text:style-name="P1"><text:span text:style-name="T1">Gir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3.175cm" svg:height="1.397cm" svg:x="18.93cm" svg:y="6.266cm">
          <text:p text:style-name="P1"><text:span text:style-name="T1">Aga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4" draw:id="id24" draw:layer="layout" svg:width="3.175cm" svg:height="1.397cm" svg:x="18.929cm" svg:y="4.065cm">
          <text:p text:style-name="P1"><text:span text:style-name="T1">Baja de </text:span></text:p>
          <text:p text:style-name="P1"><text:span text:style-name="T1">corn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5" draw:id="id25" draw:layer="layout" svg:width="3.175cm" svg:height="1.397cm" svg:x="18.928cm" svg:y="1.664cm">
          <text:p text:style-name="P1"><text:span text:style-name="T1">Sube a </text:span></text:p>
          <text:p text:style-name="P1"><text:span text:style-name="T1">corn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8" draw:id="id18" draw:layer="layout" svg:width="3.175cm" svg:height="1.397cm" svg:x="23.429cm" svg:y="6.265cm">
          <text:p text:style-name="P1"><text:span text:style-name="T1">Ca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0" draw:id="id20" draw:layer="layout" svg:width="3.783cm" svg:height="2.033cm" svg:x="23.106cm" svg:y="8.827cm">
          <text:p text:style-name="P1"><text:span text:style-name="T1">Mueve </text:span></text:p>
          <text:p text:style-name="P1"><text:span text:style-name="T1">agarrado </text:span></text:p>
          <text:p text:style-name="P1"><text:span text:style-name="T1">arrib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.175cm" svg:height="1.397cm" svg:x="6.588cm" svg:y="7.604cm">
          <text:p text:style-name="P1"><text:span text:style-name="T2">Desenvain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3.175cm" svg:height="1.397cm" svg:x="12.176cm" svg:y="7.604cm">
          <text:p text:style-name="P1"><text:span text:style-name="T2">Envain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175cm" svg:height="1.397cm" svg:x="6.588cm" svg:y="4.394cm">
          <text:p text:style-name="P1"><text:span text:style-name="T2">Reposo</text:span></text:p>
          <text:p text:style-name="P1"><text:span text:style-name="T2">con espad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3.175cm" svg:height="1.397cm" svg:x="2.143cm" svg:y="1.635cm">
          <text:p text:style-name="P1"><text:span text:style-name="T2">Bloquea</text:span></text:p>
          <text:p text:style-name="P1"><text:span text:style-name="T2">con espad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3.175cm" svg:height="1.397cm" svg:x="11.985cm" svg:y="4.401cm">
          <text:p text:style-name="P1"><text:span text:style-name="T2">Camina</text:span></text:p>
          <text:p text:style-name="P1"><text:span text:style-name="T2">con espad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3.175cm" svg:height="1.397cm" svg:x="6.585cm" svg:y="1.127cm">
          <text:p text:style-name="P1"><text:span text:style-name="T2">Ataca</text:span></text:p>
          <text:p text:style-name="P1"><text:span text:style-name="T2">con espad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.175cm" svg:height="1.397cm" svg:x="2.142cm" svg:y="4.834cm">
          <text:p text:style-name="P1"><text:span text:style-name="T2">Recibe golpe</text:span></text:p>
          <text:p text:style-name="P1"><text:span text:style-name="T2">con espad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1.397cm" svg:x="18.399cm" svg:y="17.129cm">
          <text:p text:style-name="P1"><text:span text:style-name="T2">Recibe golpe</text:span></text:p>
          <text:p text:style-name="P1"><text:span text:style-name="T2">sin espad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691cm" svg:y1="14.347cm" svg:x2="10.015cm" svg:y2="14.346cm" draw:start-shape="id3" draw:start-glue-point="1" draw:end-shape="id4" draw:end-glue-point="3" svg:d="m7691 14347 2324-1" svg:viewBox="0 0 2325 2">
          <text:p/>
        </draw:connector>
        <draw:connector draw:style-name="gr5" draw:text-style-name="P1" draw:layer="layout" draw:type="line" svg:x1="11.602cm" svg:y1="13.648cm" svg:x2="11.604cm" svg:y2="12.547cm" draw:start-shape="id4" draw:start-glue-point="0" draw:end-shape="id5" draw:end-glue-point="2" svg:d="m11602 13648 2-1101" svg:viewBox="0 0 3 1102">
          <text:p/>
        </draw:connector>
        <draw:connector draw:style-name="gr5" draw:text-style-name="P1" draw:layer="layout" draw:type="line" svg:x1="6.143cm" svg:y1="12.547cm" svg:x2="6.103cm" svg:y2="13.649cm" draw:start-shape="id1" draw:start-glue-point="2" draw:end-shape="id3" draw:end-glue-point="0" svg:d="m6143 12547-40 1102" svg:viewBox="0 0 41 1103">
          <text:p/>
        </draw:connector>
        <draw:connector draw:style-name="gr1" draw:text-style-name="P1" draw:layer="layout" draw:type="line" svg:x1="6.103cm" svg:y1="15.046cm" svg:x2="6.102cm" svg:y2="16.748cm" draw:start-shape="id3" draw:start-glue-point="2" draw:end-shape="id6" draw:end-glue-point="0" svg:d="m6103 15046-1 1702" svg:viewBox="0 0 2 1703">
          <text:p/>
        </draw:connector>
        <draw:connector draw:style-name="gr1" draw:text-style-name="P1" draw:layer="layout" draw:type="line" svg:x1="7.691cm" svg:y1="14.347cm" svg:x2="10.014cm" svg:y2="17.445cm" draw:start-shape="id3" draw:start-glue-point="1" draw:end-shape="id7" svg:d="m7691 14347 2323 3098" svg:viewBox="0 0 2324 3099">
          <text:p/>
        </draw:connector>
        <draw:connector draw:style-name="gr5" draw:text-style-name="P1" draw:layer="layout" draw:type="line" svg:x1="11.601cm" svg:y1="16.747cm" svg:x2="11.602cm" svg:y2="15.045cm" draw:start-shape="id7" draw:start-glue-point="0" draw:end-shape="id4" draw:end-glue-point="2" svg:d="m11601 16747 1-1702" svg:viewBox="0 0 2 1703">
          <text:p/>
        </draw:connector>
        <draw:line draw:style-name="gr6" draw:text-style-name="P1" draw:layer="layout" svg:x1="13.192cm" svg:y1="12.557cm" svg:x2="15.351cm" svg:y2="16.621cm">
          <text:p/>
        </draw:line>
        <draw:custom-shape draw:style-name="gr7" draw:text-style-name="P1" xml:id="id8" draw:id="id8" draw:layer="layout" svg:width="0.762cm" svg:height="0.889cm" svg:x="2.016cm" svg:y="11.4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56cm" svg:y1="11.848cm" svg:x2="2.778cm" svg:y2="11.858cm" draw:start-shape="id1" draw:start-glue-point="3" draw:end-shape="id8" draw:end-glue-point="1" svg:d="m4556 11848-1778 10" svg:viewBox="0 0 1779 11">
          <text:p/>
        </draw:connector>
        <draw:custom-shape draw:style-name="gr7" draw:text-style-name="P1" xml:id="id9" draw:id="id9" draw:layer="layout" svg:width="0.762cm" svg:height="0.889cm" svg:x="2.015cm" svg:y="13.91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16cm" svg:y1="14.347cm" svg:x2="2.777cm" svg:y2="14.357cm" draw:start-shape="id3" draw:start-glue-point="3" draw:end-shape="id9" draw:end-glue-point="1" svg:d="m4516 14347-1739 10" svg:viewBox="0 0 1740 11">
          <text:p/>
        </draw:connector>
        <draw:custom-shape draw:style-name="gr7" draw:text-style-name="P1" xml:id="id11" draw:id="id11" draw:layer="layout" svg:width="0.762cm" svg:height="0.889cm" svg:x="3.386cm" svg:y="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.729cm" svg:y1="6.231cm" svg:x2="3.767cm" svg:y2="7.25cm" draw:start-shape="id10" draw:start-glue-point="2" draw:end-shape="id11" draw:end-glue-point="0" svg:d="m3729 6231 38 1019" svg:viewBox="0 0 39 1020">
          <text:p/>
        </draw:connector>
        <draw:connector draw:style-name="gr5" draw:text-style-name="P1" draw:layer="layout" draw:type="line" svg:x1="6.143cm" svg:y1="11.15cm" svg:x2="8.175cm" svg:y2="9.001cm" draw:start-shape="id1" draw:start-glue-point="0" draw:end-shape="id12" draw:end-glue-point="2" svg:d="m6143 11150 2032-2149" svg:viewBox="0 0 2033 2150">
          <text:p/>
        </draw:connector>
        <draw:connector draw:style-name="gr5" draw:text-style-name="P1" draw:layer="layout" draw:type="line" svg:x1="11.604cm" svg:y1="11.15cm" svg:x2="8.175cm" svg:y2="9.001cm" draw:start-shape="id5" draw:start-glue-point="0" draw:end-shape="id12" draw:end-glue-point="2" svg:d="m11604 11150-3429-2149" svg:viewBox="0 0 3430 2150">
          <text:p/>
        </draw:connector>
        <draw:connector draw:style-name="gr5" draw:text-style-name="P1" draw:layer="layout" draw:type="line" svg:x1="8.175cm" svg:y1="7.604cm" svg:x2="8.175cm" svg:y2="5.791cm" draw:start-shape="id12" draw:start-glue-point="0" draw:end-shape="id13" draw:end-glue-point="2" svg:d="m8175 7604v-1813" svg:viewBox="0 0 1 1814">
          <text:p/>
        </draw:connector>
        <draw:connector draw:style-name="gr5" draw:text-style-name="P1" draw:layer="layout" draw:type="line" svg:x1="9.763cm" svg:y1="5.092cm" svg:x2="12.176cm" svg:y2="8.302cm" draw:start-shape="id13" draw:start-glue-point="1" draw:end-shape="id14" svg:d="m9763 5092 2413 3210" svg:viewBox="0 0 2414 3211">
          <text:p/>
        </draw:connector>
        <draw:connector draw:style-name="gr1" draw:text-style-name="P1" draw:layer="layout" draw:type="line" svg:x1="9.763cm" svg:y1="5.092cm" svg:x2="11.985cm" svg:y2="5.099cm" draw:start-shape="id13" draw:start-glue-point="1" draw:end-shape="id15" draw:end-glue-point="3" svg:d="m9763 5092 2222 7" svg:viewBox="0 0 2223 8">
          <text:p/>
        </draw:connector>
        <draw:connector draw:style-name="gr1" draw:text-style-name="P1" draw:layer="layout" draw:type="line" svg:x1="8.175cm" svg:y1="4.394cm" svg:x2="8.172cm" svg:y2="2.524cm" draw:start-shape="id13" draw:start-glue-point="0" draw:end-shape="id16" draw:end-glue-point="2" svg:d="m8175 4394-3-1870" svg:viewBox="0 0 4 1871">
          <text:p/>
        </draw:connector>
        <draw:connector draw:style-name="gr1" draw:text-style-name="P1" draw:layer="layout" draw:type="line" svg:x1="6.588cm" svg:y1="5.092cm" svg:x2="5.318cm" svg:y2="2.333cm" draw:start-shape="id13" draw:start-glue-point="3" draw:end-shape="id17" draw:end-glue-point="1" svg:d="m6588 5092-1270-2759" svg:viewBox="0 0 1271 2760">
          <text:p/>
        </draw:connector>
        <draw:connector draw:style-name="gr1" draw:text-style-name="P1" draw:layer="layout" draw:type="line" svg:x1="5.317cm" svg:y1="5.532cm" svg:x2="6.588cm" svg:y2="5.092cm" draw:start-shape="id10" draw:start-glue-point="1" draw:end-shape="id13" draw:end-glue-point="3" svg:d="m5317 5532 1271-440" svg:viewBox="0 0 1272 441">
          <text:p/>
        </draw:connector>
        <draw:connector draw:style-name="gr5" draw:text-style-name="P1" draw:layer="layout" draw:type="line" svg:x1="23.429cm" svg:y1="6.963cm" svg:x2="22.105cm" svg:y2="6.964cm" draw:start-shape="id18" draw:start-glue-point="3" draw:end-shape="id19" draw:end-glue-point="1" svg:d="m23429 6963-1324 1" svg:viewBox="0 0 1325 2">
          <text:p/>
        </draw:connector>
        <draw:connector draw:style-name="gr5" draw:text-style-name="P1" draw:layer="layout" draw:type="line" svg:x1="24.997cm" svg:y1="8.827cm" svg:x2="25.016cm" svg:y2="7.662cm" draw:start-shape="id20" draw:start-glue-point="0" draw:end-shape="id18" draw:end-glue-point="2" svg:d="m24997 8827 19-1165" svg:viewBox="0 0 20 1166">
          <text:p/>
        </draw:connector>
        <draw:connector draw:style-name="gr5" draw:text-style-name="P1" draw:layer="layout" draw:type="line" svg:x1="22.082cm" svg:y1="9.826cm" svg:x2="23.106cm" svg:y2="9.843cm" draw:start-shape="id21" draw:start-glue-point="1" draw:end-shape="id20" draw:end-glue-point="3" svg:d="m22082 9826 1024 17" svg:viewBox="0 0 1025 18">
          <text:p/>
        </draw:connector>
        <draw:connector draw:style-name="gr5" draw:text-style-name="P1" draw:layer="layout" draw:type="line" svg:x1="13.763cm" svg:y1="9.001cm" svg:x2="11.604cm" svg:y2="11.15cm" draw:start-shape="id14" draw:start-glue-point="2" draw:end-shape="id5" draw:end-glue-point="0" svg:d="m13763 9001-2159 2149" svg:viewBox="0 0 2160 2150">
          <text:p/>
        </draw:connector>
        <draw:connector draw:style-name="gr1" draw:text-style-name="P1" draw:layer="layout" draw:line-skew="0.064cm" svg:x1="13.192cm" svg:y1="11.848cm" svg:x2="18.907cm" svg:y2="9.826cm" draw:start-shape="id5" draw:start-glue-point="1" draw:end-shape="id21" draw:end-glue-point="3" svg:d="m13192 11848h2921v-2022h2794" svg:viewBox="0 0 5716 2023">
          <text:p/>
        </draw:connector>
        <draw:connector draw:style-name="gr1" draw:text-style-name="P1" draw:layer="layout" draw:line-skew="0.064cm" svg:x1="13.192cm" svg:y1="11.848cm" svg:x2="18.907cm" svg:y2="12.239cm" draw:start-shape="id5" draw:start-glue-point="1" draw:end-shape="id22" svg:d="m13192 11848h2921v391h2794" svg:viewBox="0 0 5716 392">
          <text:p/>
        </draw:connector>
        <draw:line draw:style-name="gr5" draw:text-style-name="P1" draw:layer="layout" svg:x1="19.034cm" svg:y1="17.002cm" svg:x2="13.192cm" svg:y2="12.176cm">
          <text:p/>
        </draw:line>
        <draw:connector draw:style-name="gr1" draw:text-style-name="P1" draw:layer="layout" draw:line-skew="-0.063cm" svg:x1="13.192cm" svg:y1="11.848cm" svg:x2="19.161cm" svg:y2="14.271cm" draw:start-shape="id5" draw:start-glue-point="1" draw:end-shape="id23" draw:end-glue-point="3" svg:d="m13192 11848h2921v2423h3048" svg:viewBox="0 0 5970 2424">
          <text:p/>
        </draw:connector>
        <draw:connector draw:style-name="gr1" draw:text-style-name="P1" draw:layer="layout" svg:x1="13.192cm" svg:y1="11.848cm" svg:x2="18.93cm" svg:y2="6.964cm" draw:start-shape="id5" draw:start-glue-point="1" draw:end-shape="id19" draw:end-glue-point="3" svg:d="m13192 11848h2868v-4884h2870" svg:viewBox="0 0 5739 4885">
          <text:p/>
        </draw:connector>
        <draw:connector draw:style-name="gr1" draw:text-style-name="P1" draw:layer="layout" svg:x1="13.192cm" svg:y1="11.848cm" svg:x2="18.929cm" svg:y2="4.763cm" draw:start-shape="id5" draw:start-glue-point="1" draw:end-shape="id24" svg:d="m13192 11848h2868v-7085h2869" svg:viewBox="0 0 5738 7086">
          <text:p/>
        </draw:connector>
        <draw:connector draw:style-name="gr1" draw:text-style-name="P1" draw:layer="layout" svg:x1="13.192cm" svg:y1="11.848cm" svg:x2="18.928cm" svg:y2="2.362cm" draw:start-shape="id5" draw:start-glue-point="1" draw:end-shape="id25" draw:end-glue-point="3" svg:d="m13192 11848h2867v-9486h2869" svg:viewBox="0 0 5737 9487">
          <text:p/>
        </draw:connector>
        <draw:frame draw:style-name="gr8" draw:text-style-name="P2" draw:layer="layout" svg:width="5.15cm" svg:height="2.015cm" svg:x="23.733cm" svg:y="3.811cm">
          <draw:text-box>
            <text:p><text:span text:style-name="T1">Al caer, se envaina </text:span></text:p>
            <text:p><text:span text:style-name="T1">automáticamente la</text:span></text:p>
            <text:p><text:span text:style-name="T1">espada</text:span></text:p>
          </draw:text-box>
        </draw:frame>
        <draw:connector draw:style-name="gr1" draw:text-style-name="P1" draw:layer="layout" draw:type="line" svg:x1="7.731cm" svg:y1="11.848cm" svg:x2="10.017cm" svg:y2="11.848cm" draw:start-shape="id1" draw:start-glue-point="1" draw:end-shape="id5" draw:end-glue-point="3" svg:d="m7731 11848h2286" svg:viewBox="0 0 228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</meta:initial-creator>
    <meta:creation-date>2013-04-15T22:22:49</meta:creation-date>
    <dc:date>2013-04-28T00:07:12</dc:date>
    <dc:creator>Javier </dc:creator>
    <meta:editing-duration>PT2M23S</meta:editing-duration>
    <meta:editing-cycles>3</meta:editing-cycles>
    <meta:generator>LibreOffice/3.5$Linux_X86_64 LibreOffice_project/350m1$Build-2</meta:generator>
    <meta:document-statistic meta:object-count="58"/>
  </office:meta>
</office:document-meta>
</file>